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4" style:family="paragraph" style:parent-style-name="Standard">
      <style:paragraph-properties fo:line-height="100%" fo:text-align="center" style:justify-single-word="false"/>
      <style:text-properties style:font-name="Times New Roman" fo:font-size="10pt" style:font-name-asian="Times New Roman1" style:font-size-asian="10pt" style:font-name-complex="Times New Roman1" style:font-size-complex="10pt"/>
    </style:style>
    <style:style style:name="P5" style:family="paragraph" style:parent-style-name="Standard">
      <style:paragraph-properties fo:margin-left="0.5in" fo:margin-right="0in" fo:text-align="center" style:justify-single-word="false" fo:text-indent="0in" style:auto-text-indent="false"/>
    </style:style>
    <style:style style:name="P6" style:family="paragraph" style:parent-style-name="Standard">
      <style:paragraph-properties fo:margin-left="0in" fo:margin-right="0in" fo:line-height="100%" fo:text-align="justify" style:justify-single-word="false" fo:text-indent="0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style:text-position="super 58%" style:font-name="Times New Roman" fo:font-size="12pt" style:font-name-asian="Times New Roman1" style:font-size-asian="12pt" style:font-name-complex="Times New Roman1" style:font-size-complex="12pt"/>
    </style:style>
    <style:style style:name="T4" style:family="text">
      <style:text-properties style:text-position="super 58%" style:font-name="Times New Roman" fo:font-size="10pt" style:font-name-asian="Times New Roman1" style:font-size-asian="10pt" style:font-name-complex="Times New Roman1"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dentification and analysis of sars-cov-2-specific t-cell receptors</text:span></text:p>
      <text:p text:style-name="P5"><text:span text:style-name="T1">A. Ershov</text:span><text:span text:style-name="T3">1</text:span><text:span text:style-name="T1">, A. Sobolev</text:span><text:span text:style-name="T3">1</text:span><text:span text:style-name="T1">, M. Shugay</text:span><text:span text:style-name="T3">2,3</text:span></text:p>
      <text:p text:style-name="P2"><text:span text:style-name="T4">1</text:span><text:span text:style-name="T2">bioinformatics institute, Kantemirovskaya str. 2A, Saint Petersburg, Russia</text:span></text:p>
      <text:p text:style-name="P2"><text:span text:style-name="T4">2</text:span><text:span text:style-name="T2">institute of bioorganic chemistry ras, Miklukho-Maklaya str. 16/10, Moscow, Russia</text:span></text:p>
      <text:p text:style-name="P2"><text:span text:style-name="T4">3</text:span><text:span text:style-name="T2">russian national research medical university, Ostrovityanova str. 1, Moscow, Russia</text:span></text:p>
      <text:p text:style-name="P4"/>
      <text:p text:style-name="P6"><text:span text:style-name="T1">T-cell receptors (TCRs) are greatly variable because of VDJ-recombination, which allows distinguishing TCR clonotypes specific to certain antigen epitopes. Latest studies reveal T-cell response in COVID-19 cases. Сertain TCRs that are targeting specific antigens of SARS-CoV-2 were also found. This project aims to identify a set of TCRs that can serve as COVID-19 biomarkers, develop machine learning (ML) methods that can associate individual TCR repertoires with COVID-19 status and compare existing tools for TCR clustering.</text:span></text:p>
      <text:p text:style-name="P6"><text:span text:style-name="T1">For sample classification, two TCR repertoire datasets were studied. We corrected systematic profiling method errors with V usage normalization. Frequencies of VDJ genes and CDR3 k-mers were used as features for several ML models. However, the models performed poorly when the train and test sets consisted of samples from different datasets. We further searched for most significantly different k-mers between healthy and convalescent groups. One of the datasets had no such kmers, while the top 5 significant k-mers for another came from the J segment. Such segments may distinguish convalescent samples from healthy donors.</text:span></text:p>
      <text:p text:style-name="P6"><text:span text:style-name="T1">We also compared the performance of existing TCR clustering tools (tcrdist3 and gliph2) at distinguishing SARS-CoV-2 YLQ epitopes from other virus epitopes: GLC, GIL and NLV (Influenza A, EBV and CMV, respectively) based on VDJdb data. We calculated classification metrics for multi-class and binary classification and constructed ROC and precision-recall curves. In binary classification the accuracy of both algorithms was drastically low (22% for gliph2 and 1% for tcrdist3), although areas under the curves were satisfactory in both cases.</text:span></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66in" fo:margin-bottom="0.7866in" fo:margin-left="0.9839in" fo:margin-right="0.9839in" style:writing-mode="lr-tb" style:layout-grid-color="#c0c0c0" style:layout-grid-lines="239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8" meta:word-count="289" meta:character-count="2044" meta:non-whitespace-character-count="1763"/>
    <meta:generator>LibreOfficeDev/6.0.5.2$Linux_X86_64 LibreOffice_project/</meta:generator>
  </office:meta>
</office:document-meta>
</file>